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weight="normal" officeooo:rsid="00045f52" officeooo:paragraph-rsid="00045f52" style:font-weight-asian="normal" style:font-weight-complex="normal"/>
    </style:style>
    <style:style style:name="P2" style:family="paragraph" style:parent-style-name="Standard">
      <style:text-properties fo:font-weight="normal" officeooo:rsid="0005c8ff" officeooo:paragraph-rsid="0005c8ff" style:font-weight-asian="normal" style:font-weight-complex="normal"/>
    </style:style>
    <style:style style:name="P3" style:family="paragraph" style:parent-style-name="Standard">
      <style:text-properties fo:font-weight="normal" officeooo:rsid="0006e418" officeooo:paragraph-rsid="0006e418" style:font-weight-asian="normal" style:font-weight-complex="normal"/>
    </style:style>
    <style:style style:name="P4" style:family="paragraph" style:parent-style-name="Standard">
      <style:text-properties fo:font-weight="normal" officeooo:rsid="00081fd2" officeooo:paragraph-rsid="00081fd2" style:font-weight-asian="normal" style:font-weight-complex="normal"/>
    </style:style>
    <style:style style:name="P5" style:family="paragraph" style:parent-style-name="Standard">
      <style:text-properties fo:font-weight="normal" officeooo:rsid="0008ee80" officeooo:paragraph-rsid="0008ee80" style:font-weight-asian="normal" style:font-weight-complex="normal"/>
    </style:style>
    <style:style style:name="P6" style:family="paragraph" style:parent-style-name="Standard">
      <style:text-properties fo:font-weight="normal" officeooo:rsid="00091f99" officeooo:paragraph-rsid="00091f99" style:font-weight-asian="normal" style:font-weight-complex="normal"/>
    </style:style>
    <style:style style:name="P7" style:family="paragraph" style:parent-style-name="Standard">
      <style:text-properties fo:font-weight="normal" officeooo:rsid="000a953d" officeooo:paragraph-rsid="000a953d" style:font-weight-asian="normal" style:font-weight-complex="normal"/>
    </style:style>
    <style:style style:name="P8" style:family="paragraph" style:parent-style-name="Standard">
      <style:text-properties fo:font-weight="normal" officeooo:rsid="000b4876" officeooo:paragraph-rsid="000b4876" style:font-weight-asian="normal" style:font-weight-complex="normal"/>
    </style:style>
    <style:style style:name="P9" style:family="paragraph" style:parent-style-name="Standard">
      <style:text-properties fo:font-weight="normal" officeooo:rsid="000db783" officeooo:paragraph-rsid="000db783" style:font-weight-asian="normal" style:font-weight-complex="normal"/>
    </style:style>
    <style:style style:name="P10" style:family="paragraph" style:parent-style-name="Standard">
      <style:text-properties fo:font-weight="normal" officeooo:rsid="001179d2" officeooo:paragraph-rsid="001179d2" style:font-weight-asian="normal" style:font-weight-complex="normal"/>
    </style:style>
    <style:style style:name="P11" style:family="paragraph" style:parent-style-name="Standard">
      <style:text-properties fo:font-weight="normal" officeooo:rsid="00135d08" officeooo:paragraph-rsid="00135d08" style:font-weight-asian="normal" style:font-weight-complex="normal"/>
    </style:style>
    <style:style style:name="P12" style:family="paragraph" style:parent-style-name="Standard">
      <style:text-properties fo:font-weight="normal" officeooo:rsid="00162309" officeooo:paragraph-rsid="00162309" style:font-weight-asian="normal" style:font-weight-complex="normal"/>
    </style:style>
    <style:style style:name="P13" style:family="paragraph" style:parent-style-name="Standard">
      <style:text-properties fo:font-weight="normal" officeooo:rsid="00177d19" officeooo:paragraph-rsid="00177d19" style:font-weight-asian="normal" style:font-weight-complex="normal"/>
    </style:style>
    <style:style style:name="P14" style:family="paragraph" style:parent-style-name="Standard">
      <style:text-properties fo:font-weight="normal" officeooo:rsid="001a7c77" officeooo:paragraph-rsid="001a7c77" style:font-weight-asian="normal" style:font-weight-complex="normal"/>
    </style:style>
    <style:style style:name="P15" style:family="paragraph" style:parent-style-name="Standard">
      <style:text-properties fo:font-weight="normal" officeooo:rsid="001d11db" officeooo:paragraph-rsid="001e1767" style:font-weight-asian="normal" style:font-weight-complex="normal"/>
    </style:style>
    <style:style style:name="P16" style:family="paragraph" style:parent-style-name="Standard">
      <style:text-properties fo:font-weight="normal" officeooo:rsid="001f5799" officeooo:paragraph-rsid="001f5799" style:font-weight-asian="normal" style:font-weight-complex="normal"/>
    </style:style>
    <style:style style:name="P17" style:family="paragraph" style:parent-style-name="Standard">
      <style:text-properties fo:font-weight="normal" officeooo:rsid="00201eb5" officeooo:paragraph-rsid="00201eb5" style:font-weight-asian="normal" style:font-weight-complex="normal"/>
    </style:style>
    <style:style style:name="P18" style:family="paragraph" style:parent-style-name="Standard">
      <style:text-properties fo:font-weight="normal" officeooo:rsid="0020d26b" officeooo:paragraph-rsid="0020d26b" style:font-weight-asian="normal" style:font-weight-complex="normal"/>
    </style:style>
    <style:style style:name="P19" style:family="paragraph" style:parent-style-name="Standard">
      <style:text-properties fo:font-weight="normal" officeooo:rsid="0021262e" officeooo:paragraph-rsid="0021262e" style:font-weight-asian="normal" style:font-weight-complex="normal"/>
    </style:style>
    <style:style style:name="P20" style:family="paragraph" style:parent-style-name="Standard">
      <style:text-properties fo:font-weight="normal" officeooo:rsid="002127c9" officeooo:paragraph-rsid="002127c9" style:font-weight-asian="normal" style:font-weight-complex="normal"/>
    </style:style>
    <style:style style:name="P21" style:family="paragraph" style:parent-style-name="Standard">
      <style:text-properties fo:font-weight="normal" officeooo:rsid="0022549d" officeooo:paragraph-rsid="0022549d" style:font-weight-asian="normal" style:font-weight-complex="normal"/>
    </style:style>
    <style:style style:name="P22" style:family="paragraph" style:parent-style-name="Standard">
      <style:text-properties fo:font-weight="normal" officeooo:rsid="0022fb95" officeooo:paragraph-rsid="0022fb95" style:font-weight-asian="normal" style:font-weight-complex="normal"/>
    </style:style>
    <style:style style:name="P23" style:family="paragraph" style:parent-style-name="Standard">
      <style:text-properties fo:font-weight="normal" officeooo:rsid="0023b43b" officeooo:paragraph-rsid="0023b43b" style:font-weight-asian="normal" style:font-weight-complex="normal"/>
    </style:style>
    <style:style style:name="P24" style:family="paragraph" style:parent-style-name="Standard">
      <style:text-properties fo:font-weight="normal" officeooo:rsid="00256181" officeooo:paragraph-rsid="00256181" style:font-weight-asian="normal" style:font-weight-complex="normal"/>
    </style:style>
    <style:style style:name="P25" style:family="paragraph" style:parent-style-name="Standard">
      <style:text-properties fo:font-weight="normal" officeooo:rsid="00259942" officeooo:paragraph-rsid="00259942" style:font-weight-asian="normal" style:font-weight-complex="normal"/>
    </style:style>
    <style:style style:name="P26" style:family="paragraph" style:parent-style-name="Standard">
      <style:text-properties fo:font-weight="normal" officeooo:rsid="0027132e" officeooo:paragraph-rsid="0027132e" style:font-weight-asian="normal" style:font-weight-complex="normal"/>
    </style:style>
    <style:style style:name="P27" style:family="paragraph" style:parent-style-name="Standard">
      <style:text-properties fo:font-weight="normal" officeooo:rsid="0027831e" officeooo:paragraph-rsid="0027831e" style:font-weight-asian="normal" style:font-weight-complex="normal"/>
    </style:style>
    <style:style style:name="P28" style:family="paragraph" style:parent-style-name="Standard">
      <style:text-properties fo:font-weight="normal" officeooo:rsid="002ab06c" officeooo:paragraph-rsid="002ab06c" style:font-weight-asian="normal" style:font-weight-complex="normal"/>
    </style:style>
    <style:style style:name="P29" style:family="paragraph" style:parent-style-name="Standard">
      <style:text-properties fo:font-weight="normal" officeooo:rsid="002ba691" officeooo:paragraph-rsid="002ba691" style:font-weight-asian="normal" style:font-weight-complex="normal"/>
    </style:style>
    <style:style style:name="P30" style:family="paragraph" style:parent-style-name="Standard">
      <style:text-properties fo:font-weight="normal" officeooo:rsid="002c8ce1" officeooo:paragraph-rsid="002c8ce1" style:font-weight-asian="normal" style:font-weight-complex="normal"/>
    </style:style>
    <style:style style:name="P31" style:family="paragraph" style:parent-style-name="Standard">
      <style:text-properties fo:font-weight="normal" officeooo:rsid="002d6aca" officeooo:paragraph-rsid="002d6aca" style:font-weight-asian="normal" style:font-weight-complex="normal"/>
    </style:style>
    <style:style style:name="P32" style:family="paragraph" style:parent-style-name="Standard">
      <style:text-properties fo:font-weight="normal" officeooo:rsid="002f0bc9" officeooo:paragraph-rsid="002f0bc9" style:font-weight-asian="normal" style:font-weight-complex="normal"/>
    </style:style>
    <style:style style:name="P33" style:family="paragraph" style:parent-style-name="Standard">
      <style:text-properties fo:font-weight="normal" officeooo:rsid="0031b415" officeooo:paragraph-rsid="003397b6" style:font-weight-asian="normal" style:font-weight-complex="normal"/>
    </style:style>
    <style:style style:name="P34" style:family="paragraph" style:parent-style-name="Standard">
      <style:text-properties fo:font-weight="normal" officeooo:rsid="0035417f" officeooo:paragraph-rsid="0035417f" style:font-weight-asian="normal" style:font-weight-complex="normal"/>
    </style:style>
    <style:style style:name="P35" style:family="paragraph" style:parent-style-name="Standard">
      <style:text-properties fo:font-weight="normal" officeooo:rsid="0036204d" officeooo:paragraph-rsid="0036204d" style:font-weight-asian="normal" style:font-weight-complex="normal"/>
    </style:style>
    <style:style style:name="P36" style:family="paragraph" style:parent-style-name="Standard">
      <style:text-properties fo:font-weight="normal" officeooo:rsid="0036c91a" officeooo:paragraph-rsid="0036c91a" style:font-weight-asian="normal" style:font-weight-complex="normal"/>
    </style:style>
    <style:style style:name="P37" style:family="paragraph" style:parent-style-name="Standard">
      <style:text-properties fo:font-weight="normal" officeooo:rsid="00379493" officeooo:paragraph-rsid="00379493" style:font-weight-asian="normal" style:font-weight-complex="normal"/>
    </style:style>
    <style:style style:name="P38" style:family="paragraph" style:parent-style-name="Standard">
      <style:text-properties fo:font-weight="normal" officeooo:rsid="00381dd2" officeooo:paragraph-rsid="00381dd2" style:font-weight-asian="normal" style:font-weight-complex="normal"/>
    </style:style>
    <style:style style:name="P39" style:family="paragraph" style:parent-style-name="Standard">
      <style:text-properties fo:font-weight="normal" officeooo:rsid="003a1be2" officeooo:paragraph-rsid="003a1be2" style:font-weight-asian="normal" style:font-weight-complex="normal"/>
    </style:style>
    <style:style style:name="P40" style:family="paragraph" style:parent-style-name="Standard">
      <style:text-properties fo:font-weight="normal" officeooo:rsid="003b456e" officeooo:paragraph-rsid="003b456e" style:font-weight-asian="normal" style:font-weight-complex="normal"/>
    </style:style>
    <style:style style:name="P41" style:family="paragraph" style:parent-style-name="Standard">
      <style:text-properties fo:font-weight="normal" officeooo:rsid="003c54ae" officeooo:paragraph-rsid="003c54ae" style:font-weight-asian="normal" style:font-weight-complex="normal"/>
    </style:style>
    <style:style style:name="P42" style:family="paragraph" style:parent-style-name="Standard">
      <style:text-properties fo:font-weight="normal" officeooo:rsid="003f83f9" officeooo:paragraph-rsid="003f83f9" style:font-weight-asian="normal" style:font-weight-complex="normal"/>
    </style:style>
    <style:style style:name="P43" style:family="paragraph" style:parent-style-name="Standard">
      <style:text-properties fo:font-weight="normal" officeooo:rsid="003f8872" officeooo:paragraph-rsid="003f8872" style:font-weight-asian="normal" style:font-weight-complex="normal"/>
    </style:style>
    <style:style style:name="P44" style:family="paragraph" style:parent-style-name="Standard">
      <style:text-properties fo:font-weight="normal" officeooo:rsid="0041314c" officeooo:paragraph-rsid="0041314c" style:font-weight-asian="normal" style:font-weight-complex="normal"/>
    </style:style>
    <style:style style:name="P45" style:family="paragraph" style:parent-style-name="Standard">
      <style:text-properties fo:font-weight="normal" officeooo:rsid="0041bfd1" officeooo:paragraph-rsid="0041bfd1" style:font-weight-asian="normal" style:font-weight-complex="normal"/>
    </style:style>
    <style:style style:name="P46" style:family="paragraph" style:parent-style-name="Standard">
      <style:text-properties fo:font-weight="normal" officeooo:rsid="004335fc" officeooo:paragraph-rsid="004335fc" style:font-weight-asian="normal" style:font-weight-complex="normal"/>
    </style:style>
    <style:style style:name="P47" style:family="paragraph" style:parent-style-name="Standard">
      <style:text-properties fo:font-weight="normal" officeooo:rsid="0043e99b" officeooo:paragraph-rsid="0043e99b" style:font-weight-asian="normal" style:font-weight-complex="normal"/>
    </style:style>
    <style:style style:name="P48" style:family="paragraph" style:parent-style-name="Standard">
      <style:text-properties fo:font-weight="normal" officeooo:rsid="0045381b" officeooo:paragraph-rsid="0045381b" style:font-weight-asian="normal" style:font-weight-complex="normal"/>
    </style:style>
    <style:style style:name="P49" style:family="paragraph" style:parent-style-name="Standard">
      <style:text-properties fo:font-weight="normal" officeooo:rsid="0046b731" officeooo:paragraph-rsid="0046b731" style:font-weight-asian="normal" style:font-weight-complex="normal"/>
    </style:style>
    <style:style style:name="P50" style:family="paragraph" style:parent-style-name="Standard">
      <style:text-properties fo:font-weight="normal" officeooo:rsid="00477521" officeooo:paragraph-rsid="00477521" style:font-weight-asian="normal" style:font-weight-complex="normal"/>
    </style:style>
    <style:style style:name="P51" style:family="paragraph" style:parent-style-name="Standard">
      <style:text-properties fo:font-weight="normal" officeooo:rsid="00494302" officeooo:paragraph-rsid="00494302" style:font-weight-asian="normal" style:font-weight-complex="normal"/>
    </style:style>
    <style:style style:name="P52" style:family="paragraph" style:parent-style-name="Standard">
      <style:text-properties fo:font-weight="normal" officeooo:rsid="004b60fa" officeooo:paragraph-rsid="004b60fa" style:font-weight-asian="normal" style:font-weight-complex="normal"/>
    </style:style>
    <style:style style:name="P53" style:family="paragraph" style:parent-style-name="Standard">
      <style:text-properties fo:font-weight="normal" officeooo:rsid="004c4b5b" officeooo:paragraph-rsid="004c4b5b" style:font-weight-asian="normal" style:font-weight-complex="normal"/>
    </style:style>
    <style:style style:name="P54" style:family="paragraph" style:parent-style-name="Standard">
      <style:text-properties fo:font-weight="normal" officeooo:rsid="004e51df" officeooo:paragraph-rsid="004e51df" style:font-weight-asian="normal" style:font-weight-complex="normal"/>
    </style:style>
    <style:style style:name="P55" style:family="paragraph" style:parent-style-name="Standard">
      <style:text-properties fo:font-weight="normal" officeooo:rsid="00515620" officeooo:paragraph-rsid="00515620" style:font-weight-asian="normal" style:font-weight-complex="normal"/>
    </style:style>
    <style:style style:name="P56" style:family="paragraph" style:parent-style-name="Standard">
      <style:text-properties fo:font-weight="normal" officeooo:rsid="00517aed" officeooo:paragraph-rsid="00517aed" style:font-weight-asian="normal" style:font-weight-complex="normal"/>
    </style:style>
    <style:style style:name="P57" style:family="paragraph" style:parent-style-name="Standard">
      <style:text-properties fo:font-weight="normal" officeooo:rsid="0052613d" officeooo:paragraph-rsid="0053d7b5" style:font-weight-asian="normal" style:font-weight-complex="normal"/>
    </style:style>
    <style:style style:name="P58" style:family="paragraph" style:parent-style-name="Standard">
      <style:text-properties fo:font-weight="normal" officeooo:rsid="00558ae5" officeooo:paragraph-rsid="00558ae5" style:font-weight-asian="normal" style:font-weight-complex="normal"/>
    </style:style>
    <style:style style:name="P59" style:family="paragraph" style:parent-style-name="Standard">
      <style:text-properties fo:font-weight="normal" officeooo:rsid="00594a48" officeooo:paragraph-rsid="00594a48" style:font-weight-asian="normal" style:font-weight-complex="normal"/>
    </style:style>
    <style:style style:name="P60" style:family="paragraph" style:parent-style-name="Standard">
      <style:text-properties fo:font-weight="normal" officeooo:rsid="00595aa9" officeooo:paragraph-rsid="00595aa9" style:font-weight-asian="normal" style:font-weight-complex="normal"/>
    </style:style>
    <style:style style:name="P61" style:family="paragraph" style:parent-style-name="Standard">
      <style:text-properties fo:font-weight="normal" officeooo:rsid="0059dd7b" officeooo:paragraph-rsid="0059dd7b" style:font-weight-asian="normal" style:font-weight-complex="normal"/>
    </style:style>
    <style:style style:name="P62" style:family="paragraph" style:parent-style-name="Standard">
      <style:text-properties fo:font-weight="normal" officeooo:rsid="005a2952" officeooo:paragraph-rsid="005a2952" style:font-weight-asian="normal" style:font-weight-complex="normal"/>
    </style:style>
    <style:style style:name="P63" style:family="paragraph" style:parent-style-name="Standard">
      <style:text-properties fo:font-weight="normal" officeooo:rsid="005bd25f" officeooo:paragraph-rsid="005bd25f" style:font-weight-asian="normal" style:font-weight-complex="normal"/>
    </style:style>
    <style:style style:name="P64" style:family="paragraph" style:parent-style-name="Standard">
      <style:text-properties fo:font-weight="normal" officeooo:rsid="005d8be0" officeooo:paragraph-rsid="005d8be0" style:font-weight-asian="normal" style:font-weight-complex="normal"/>
    </style:style>
    <style:style style:name="P65" style:family="paragraph" style:parent-style-name="Standard">
      <style:text-properties fo:font-weight="normal" officeooo:rsid="005f714e" officeooo:paragraph-rsid="005f714e" style:font-weight-asian="normal" style:font-weight-complex="normal"/>
    </style:style>
    <style:style style:name="P66" style:family="paragraph" style:parent-style-name="Standard">
      <style:text-properties fo:font-weight="normal" officeooo:rsid="0064f5bc" officeooo:paragraph-rsid="0064f5bc" style:font-weight-asian="normal" style:font-weight-complex="normal"/>
    </style:style>
    <style:style style:name="P67" style:family="paragraph" style:parent-style-name="Standard">
      <style:text-properties fo:font-weight="normal" officeooo:rsid="0066c8d3" officeooo:paragraph-rsid="0066c8d3" style:font-weight-asian="normal" style:font-weight-complex="normal"/>
    </style:style>
    <style:style style:name="P68" style:family="paragraph" style:parent-style-name="Standard">
      <style:text-properties fo:font-weight="normal" officeooo:rsid="0066da27" officeooo:paragraph-rsid="0066da27" style:font-weight-asian="normal" style:font-weight-complex="normal"/>
    </style:style>
    <style:style style:name="P69" style:family="paragraph" style:parent-style-name="Standard">
      <style:text-properties fo:font-weight="normal" officeooo:rsid="00685306" officeooo:paragraph-rsid="00685306" style:font-weight-asian="normal" style:font-weight-complex="normal"/>
    </style:style>
    <style:style style:name="P70" style:family="paragraph" style:parent-style-name="Standard">
      <style:text-properties fo:font-weight="normal" officeooo:rsid="0068e601" officeooo:paragraph-rsid="0068e601" style:font-weight-asian="normal" style:font-weight-complex="normal"/>
    </style:style>
    <style:style style:name="P71" style:family="paragraph" style:parent-style-name="Standard">
      <style:text-properties fo:font-weight="normal" officeooo:rsid="0069f08a" officeooo:paragraph-rsid="0069f08a" style:font-weight-asian="normal" style:font-weight-complex="normal"/>
    </style:style>
    <style:style style:name="P72" style:family="paragraph" style:parent-style-name="Standard">
      <style:text-properties fo:font-weight="normal" officeooo:rsid="006aae2d" officeooo:paragraph-rsid="006aae2d" style:font-weight-asian="normal" style:font-weight-complex="normal"/>
    </style:style>
    <style:style style:name="P73" style:family="paragraph" style:parent-style-name="Standard">
      <style:text-properties fo:font-weight="normal" officeooo:rsid="006b99a3" officeooo:paragraph-rsid="006b99a3" style:font-weight-asian="normal" style:font-weight-complex="normal"/>
    </style:style>
    <style:style style:name="P74" style:family="paragraph" style:parent-style-name="Standard">
      <style:text-properties fo:font-weight="normal" officeooo:rsid="006d7083" officeooo:paragraph-rsid="006d7083" style:font-weight-asian="normal" style:font-weight-complex="normal"/>
    </style:style>
    <style:style style:name="P75" style:family="paragraph" style:parent-style-name="Standard">
      <style:text-properties fo:font-weight="normal" officeooo:rsid="006ef491" officeooo:paragraph-rsid="006ef491" style:font-weight-asian="normal" style:font-weight-complex="normal"/>
    </style:style>
    <style:style style:name="P76" style:family="paragraph" style:parent-style-name="Standard">
      <style:text-properties fo:font-weight="normal" officeooo:rsid="00710b8e" officeooo:paragraph-rsid="0071f2ad" style:font-weight-asian="normal" style:font-weight-complex="normal"/>
    </style:style>
    <style:style style:name="P77" style:family="paragraph" style:parent-style-name="Standard">
      <style:text-properties fo:font-weight="normal" officeooo:rsid="007341fb" officeooo:paragraph-rsid="007341fb" style:font-weight-asian="normal" style:font-weight-complex="normal"/>
    </style:style>
    <style:style style:name="P78" style:family="paragraph" style:parent-style-name="Standard">
      <style:text-properties fo:font-weight="normal" officeooo:rsid="00741e65" officeooo:paragraph-rsid="00741e65" style:font-weight-asian="normal" style:font-weight-complex="normal"/>
    </style:style>
    <style:style style:name="P79" style:family="paragraph" style:parent-style-name="Standard">
      <style:text-properties fo:font-weight="normal" officeooo:rsid="00754762" officeooo:paragraph-rsid="00754762" style:font-weight-asian="normal" style:font-weight-complex="normal"/>
    </style:style>
    <style:style style:name="P80" style:family="paragraph" style:parent-style-name="Standard">
      <style:text-properties fo:font-weight="normal" officeooo:rsid="00762d0e" officeooo:paragraph-rsid="00762d0e" style:font-weight-asian="normal" style:font-weight-complex="normal"/>
    </style:style>
    <style:style style:name="P81" style:family="paragraph" style:parent-style-name="Standard">
      <style:text-properties fo:font-weight="normal" officeooo:rsid="007821d4" officeooo:paragraph-rsid="007821d4" style:font-weight-asian="normal" style:font-weight-complex="normal"/>
    </style:style>
    <style:style style:name="P82" style:family="paragraph" style:parent-style-name="Standard">
      <style:text-properties fo:font-weight="normal" officeooo:rsid="00794d68" officeooo:paragraph-rsid="00794d68" style:font-weight-asian="normal" style:font-weight-complex="normal"/>
    </style:style>
    <style:style style:name="P83" style:family="paragraph" style:parent-style-name="Standard">
      <style:text-properties fo:font-weight="normal" officeooo:rsid="007b8fa5" officeooo:paragraph-rsid="007b8fa5" style:font-weight-asian="normal" style:font-weight-complex="normal"/>
    </style:style>
    <style:style style:name="P84" style:family="paragraph" style:parent-style-name="Standard">
      <style:text-properties fo:font-weight="normal" officeooo:rsid="007d137e" officeooo:paragraph-rsid="007d137e" style:font-weight-asian="normal" style:font-weight-complex="normal"/>
    </style:style>
    <style:style style:name="P85" style:family="paragraph" style:parent-style-name="Standard">
      <style:text-properties fo:font-weight="normal" officeooo:rsid="007ecc29" officeooo:paragraph-rsid="007ecc29" style:font-weight-asian="normal" style:font-weight-complex="normal"/>
    </style:style>
    <style:style style:name="P86" style:family="paragraph" style:parent-style-name="Standard">
      <style:text-properties fo:font-weight="normal" officeooo:rsid="00802c82" officeooo:paragraph-rsid="0080ec66" style:font-weight-asian="normal" style:font-weight-complex="normal"/>
    </style:style>
    <style:style style:name="P87" style:family="paragraph" style:parent-style-name="Standard">
      <style:text-properties fo:font-weight="normal" officeooo:rsid="0081a6b3" officeooo:paragraph-rsid="0081a6b3" style:font-weight-asian="normal" style:font-weight-complex="normal"/>
    </style:style>
    <style:style style:name="P88" style:family="paragraph" style:parent-style-name="Standard">
      <style:text-properties fo:font-weight="normal" officeooo:rsid="00838594" officeooo:paragraph-rsid="00838594" style:font-weight-asian="normal" style:font-weight-complex="normal"/>
    </style:style>
    <style:style style:name="P89" style:family="paragraph" style:parent-style-name="Standard">
      <style:text-properties fo:font-weight="normal" officeooo:rsid="0084ec77" officeooo:paragraph-rsid="0084ec77" style:font-weight-asian="normal" style:font-weight-complex="normal"/>
    </style:style>
    <style:style style:name="P90" style:family="paragraph" style:parent-style-name="Standard">
      <style:text-properties fo:font-weight="normal" officeooo:rsid="0085e777" officeooo:paragraph-rsid="0085e777" style:font-weight-asian="normal" style:font-weight-complex="normal"/>
    </style:style>
    <style:style style:name="P91" style:family="paragraph" style:parent-style-name="Standard">
      <style:text-properties fo:font-weight="normal" officeooo:rsid="008614c9" officeooo:paragraph-rsid="008614c9" style:font-weight-asian="normal" style:font-weight-complex="normal"/>
    </style:style>
    <style:style style:name="P92" style:family="paragraph" style:parent-style-name="Standard">
      <style:text-properties fo:font-weight="normal" officeooo:rsid="008829d4" officeooo:paragraph-rsid="008829d4" style:font-weight-asian="normal" style:font-weight-complex="normal"/>
    </style:style>
    <style:style style:name="P93" style:family="paragraph" style:parent-style-name="Standard">
      <style:text-properties fo:font-weight="normal" officeooo:rsid="00891e01" officeooo:paragraph-rsid="00891e01" style:font-weight-asian="normal" style:font-weight-complex="normal"/>
    </style:style>
    <style:style style:name="P94" style:family="paragraph" style:parent-style-name="Standard">
      <style:text-properties fo:font-weight="normal" officeooo:rsid="00802c82" officeooo:paragraph-rsid="00802c82" style:font-weight-asian="normal" style:font-weight-complex="normal"/>
    </style:style>
    <style:style style:name="P95" style:family="paragraph" style:parent-style-name="Standard">
      <style:text-properties fo:font-weight="normal" officeooo:rsid="00710b8e" officeooo:paragraph-rsid="00710b8e" style:font-weight-asian="normal" style:font-weight-complex="normal"/>
    </style:style>
    <style:style style:name="P96" style:family="paragraph" style:parent-style-name="Standard">
      <style:text-properties fo:font-weight="normal" officeooo:rsid="0052613d" officeooo:paragraph-rsid="0052613d" style:font-weight-asian="normal" style:font-weight-complex="normal"/>
    </style:style>
    <style:style style:name="P97" style:family="paragraph" style:parent-style-name="Standard">
      <style:text-properties fo:font-weight="normal" officeooo:rsid="0031b415" officeooo:paragraph-rsid="0031b415" style:font-weight-asian="normal" style:font-weight-complex="normal"/>
    </style:style>
    <style:style style:name="T1" style:family="text">
      <style:text-properties officeooo:rsid="00098bdc"/>
    </style:style>
    <style:style style:name="T2" style:family="text">
      <style:text-properties officeooo:rsid="000a60f9"/>
    </style:style>
    <style:style style:name="T3" style:family="text">
      <style:text-properties officeooo:rsid="000b376f"/>
    </style:style>
    <style:style style:name="T4" style:family="text">
      <style:text-properties officeooo:rsid="000be21f"/>
    </style:style>
    <style:style style:name="T5" style:family="text">
      <style:text-properties officeooo:rsid="000f94c5"/>
    </style:style>
    <style:style style:name="T6" style:family="text">
      <style:text-properties officeooo:rsid="00150967"/>
    </style:style>
    <style:style style:name="T7" style:family="text">
      <style:text-properties officeooo:rsid="0019c3a9"/>
    </style:style>
    <style:style style:name="T8" style:family="text">
      <style:text-properties officeooo:rsid="001b0a0b"/>
    </style:style>
    <style:style style:name="T9" style:family="text">
      <style:text-properties officeooo:rsid="001c8284"/>
    </style:style>
    <style:style style:name="T10" style:family="text">
      <style:text-properties officeooo:rsid="001fa972"/>
    </style:style>
    <style:style style:name="T11" style:family="text">
      <style:text-properties officeooo:rsid="00294b36"/>
    </style:style>
    <style:style style:name="T12" style:family="text">
      <style:text-properties officeooo:rsid="003009ee"/>
    </style:style>
    <style:style style:name="T13" style:family="text">
      <style:text-properties officeooo:rsid="003aa66a"/>
    </style:style>
    <style:style style:name="T14" style:family="text">
      <style:text-properties officeooo:rsid="003e6892"/>
    </style:style>
    <style:style style:name="T15" style:family="text">
      <style:text-properties officeooo:rsid="003d69c2"/>
    </style:style>
    <style:style style:name="T16" style:family="text">
      <style:text-properties officeooo:rsid="00440fb5"/>
    </style:style>
    <style:style style:name="T17" style:family="text">
      <style:text-properties officeooo:rsid="00471e13"/>
    </style:style>
    <style:style style:name="T18" style:family="text">
      <style:text-properties officeooo:rsid="0048ee5d"/>
    </style:style>
    <style:style style:name="T19" style:family="text">
      <style:text-properties officeooo:rsid="0049626e"/>
    </style:style>
    <style:style style:name="T20" style:family="text">
      <style:text-properties officeooo:rsid="004dba7e"/>
    </style:style>
    <style:style style:name="T21" style:family="text">
      <style:text-properties officeooo:rsid="004f98bb"/>
    </style:style>
    <style:style style:name="T22" style:family="text">
      <style:text-properties officeooo:rsid="0056ca49"/>
    </style:style>
    <style:style style:name="T23" style:family="text">
      <style:text-properties officeooo:rsid="005b664c"/>
    </style:style>
    <style:style style:name="T24" style:family="text">
      <style:text-properties officeooo:rsid="005c0287"/>
    </style:style>
    <style:style style:name="T25" style:family="text">
      <style:text-properties officeooo:rsid="005d9ccf"/>
    </style:style>
    <style:style style:name="T26" style:family="text">
      <style:text-properties officeooo:rsid="005ebe36"/>
    </style:style>
    <style:style style:name="T27" style:family="text">
      <style:text-properties officeooo:rsid="00616f94"/>
    </style:style>
    <style:style style:name="T28" style:family="text">
      <style:text-properties officeooo:rsid="00634100"/>
    </style:style>
    <style:style style:name="T29" style:family="text">
      <style:text-properties officeooo:rsid="00674cc5"/>
    </style:style>
    <style:style style:name="T30" style:family="text">
      <style:text-properties officeooo:rsid="00685e32"/>
    </style:style>
    <style:style style:name="T31" style:family="text">
      <style:text-properties officeooo:rsid="006dc242"/>
    </style:style>
    <style:style style:name="T32" style:family="text">
      <style:text-properties officeooo:rsid="0070ec59"/>
    </style:style>
    <style:style style:name="T33" style:family="text">
      <style:text-properties officeooo:rsid="0077e629"/>
    </style:style>
    <style:style style:name="T34" style:family="text">
      <style:text-properties officeooo:rsid="0079e0af"/>
    </style:style>
    <style:style style:name="T35" style:family="text">
      <style:text-properties officeooo:rsid="0087bb8f"/>
    </style:style>
    <style:style style:name="T36" style:family="text">
      <style:text-properties officeooo:rsid="00897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istent vegetative state, persistent vegetative state.</text:p>
      <text:p text:style-name="P2">Fuel gauge, use a thermometer to gauge the temperature, fuel gauge, </text:p>
      <text:p text:style-name="P3">BIOS, Basic Input Output System, UEFI, Unified Extensible Firmware Interface.</text:p>
      <text:p text:style-name="P4">Population density, daily water consumption, water supply, gas supply.</text:p>
      <text:p text:style-name="P5">Winter break, summer break, winter break is almost over, school starts next week. </text:p>
      <text:p text:style-name="P6">Flat tire, how far can you drive on a flat tire? <text:span text:style-name="T1">How to change a flat tire? We’ve got a flat tire. Yesterday, I got a flat tire. </text:span><text:span text:style-name="T2">Emergency flat tire repair tips.</text:span></text:p>
      <text:p text:style-name="P7">Kelp, kelp, April and May are the seasons for kelp harvest. <text:span text:style-name="T3">Kelp, seaweed. Kelp, seaweed.</text:span></text:p>
      <text:p text:style-name="P8">Gut, human organ, gut. Meat stays in the gut longer than vegetables matter. <text:span text:style-name="T4">Your gut is the master control system for your entire body.</text:span></text:p>
      <text:p text:style-name="P9">Pseudonym, she writes under a pseudonym. <text:span text:style-name="T5">Shell is pseudonym, My real name is.</text:span></text:p>
      <text:p text:style-name="P10">Moon is alone too, but it still shines.</text:p>
      <text:p text:style-name="P11">Food loss and waste, preventing wasted food at home. <text:span text:style-name="T6">China’s food waste challenge. 5 ways to reduce food loss and waste.</text:span></text:p>
      <text:p text:style-name="P12">Wood ear, tree ear, you can always find wood ears in China Supermarket. Scientists believe that tree ears mushrooms can help to prevent heart disease.</text:p>
      <text:p text:style-name="P13">He suddenly felt an intense pain in his back. Why do you have intense emotions? <text:span text:style-name="T7">Psychology behind intense emotions.</text:span></text:p>
      <text:p text:style-name="P14">Cargo, cargo ships. <text:span text:style-name="T8">The ship was carrying a cargo of rice. </text:span><text:span text:style-name="T9">This is how bags and cargo are loaded into airplanes.</text:span></text:p>
      <text:p text:style-name="P15">Long time no see, yeah, it’s been a while. Long time no see, yeah, it’s been a while. </text:p>
      <text:p text:style-name="P16">Secondhand house market, <text:span text:style-name="T10">7 cheap secondhand markets in Yantai City.</text:span></text:p>
      <text:p text:style-name="P17">Scarecrow, a scarecrow is used to frighten birds away in fields.</text:p>
      <text:p text:style-name="P18">How often to replace kitchen sponge? Sponge absorb water.</text:p>
      <text:p text:style-name="P19">On plane, all the snacks and drinks are complimentary.</text:p>
      <text:p text:style-name="P19">Complementary MOSFET array, The power of complementary colors.</text:p>
      <text:p text:style-name="P20">Lie flat, the young men refuse to lie flat. Chinese lie flat movement.</text:p>
      <text:p text:style-name="P21">Mammals, humans, dogs, and dolphins are all mammals. </text:p>
      <text:p text:style-name="P22">Warm-blooded, cold-blooded.</text:p>
      <text:p text:style-name="P23">Prosecute, prosecution. The company didn’t prosecute because of his age.</text:p>
      <text:p text:style-name="P24">Shoplifters will be prosecuted. He was prosecuted for fraud.</text:p>
      <text:p text:style-name="P25">King Cobra, India King Cobra, We captured a cobra. King Cobra refreshing herself.</text:p>
      <text:p text:style-name="P26">Bionic vision, bionic eyes. The future of vision.</text:p>
      <text:p text:style-name="P27">Sydney, Sydney is a large city of Australia. <text:span text:style-name="T11">Where is Sydney, Location of Sydney in Australia Map.</text:span></text:p>
      <text:p text:style-name="P28">Promoted, promotion, if you get promoted at work, don’t tell anyone.</text:p>
      <text:p text:style-name="P29">How do I get promoted at work? How to get a promotion at work?</text:p>
      <text:p text:style-name="P30">Just drop me off here. Pick up area, drop off area.</text:p>
      <text:p text:style-name="P31">Milestone, milestone, last week, we reached a milestone. </text:p>
      <text:p text:style-name="P32">English resume template, English resume <text:span text:style-name="T12">template</text:span>.</text:p>
      <text:p text:style-name="P33">You don’t jump into the water with someone who is drowning, they are likely to pull you down too. You don’t jump into the water with someone who is drowning, they are likely to pull you down too.</text:p>
      <text:p text:style-name="P34">Tragic, tragically, here is the story of her tragic death.</text:p>
      <text:p text:style-name="P35">Chives, chives, Chinese scrambled eggs with chives. </text:p>
      <text:p text:style-name="P36">Don’t always say I think, I guess, I believe, to be honest, if you ask me.</text:p>
      <text:p text:style-name="P37">Providing an elegant solution, providing an elegant solution.</text:p>
      <text:p text:style-name="P38">Shy, he was too shy to ask her to dance with him. The deer were shy and hide behind some trees.</text:p>
      <text:p text:style-name="P39">Throttle, single engine throttle, <text:span text:style-name="T13">electric bike throttle, </text:span>brake pedal, gas pedal. Is the brake pedal on the left or right?</text:p>
      <text:p text:style-name="P40">The insurance company paid him some money to compensate for his accident.</text:p>
      <text:p text:style-name="P41">Chestnut, a man in the street was selling roast chestnut<text:span text:style-name="T14">s</text:span>. <text:span text:style-name="T15">A man in the street was selling roast chestnut</text:span><text:span text:style-name="T14">s</text:span><text:span text:style-name="T15">.</text:span></text:p>
      <text:p text:style-name="P42">Cylinder, cylinder, radius and height. Cylinder, radius and height.</text:p>
      <text:p text:style-name="P43"><text:soft-page-break/>Spectrum, the color of spectrum. The color of spectrum.</text:p>
      <text:p text:style-name="P44">He was arrested for driving wrong way in China mainland. Driving in wrong direction.</text:p>
      <text:p text:style-name="P45">This is my love. This is my lover, I have sex with her.</text:p>
      <text:p text:style-name="P46">Homosexual, the homosexual couple are going on a date. </text:p>
      <text:p text:style-name="P47">Even if it rains tomorrow, the match will go ahead. <text:span text:style-name="T16">Even though she was busy, she always made lunch boxes.</text:span></text:p>
      <text:p text:style-name="P48">Smuggle, smuggle, this guy tried to smuggle 96 iPhone using only his body.</text:p>
      <text:p text:style-name="P49">Demolish, how much does it cost to demolish a house? <text:span text:style-name="T17">4 ways to demolish a building. 15 high-risers demolished in China because the construction company ran out of money to complete the project.</text:span></text:p>
      <text:p text:style-name="P50">Bamboo shoots, digging bamboo shoots are prohibited. <text:s/><text:span text:style-name="T18">It’s well known that bamboo shoots are panda’s diet.</text:span></text:p>
      <text:p text:style-name="P51">Dynasty, a brief history of China, Song dynasty. <text:span text:style-name="T19">10 Chinese ancient emperors.</text:span></text:p>
      <text:p text:style-name="P52">Chinese dynasty families.</text:p>
      <text:p text:style-name="P53">Santa Claus, go to bed early, or Santa Claus won’t come. <text:span text:style-name="T20">Go to sleep quickly or Santa Claus won’t come.</text:span></text:p>
      <text:p text:style-name="P54">Shandong Peninsula, The Korean Peninsula, The Florida Peninsula. <text:span text:style-name="T21">The Arabian Peninsula.</text:span></text:p>
      <text:p text:style-name="P55">In China, people burn joss paper to deceased relatives in Qingming festival and hungry ghost festival.</text:p>
      <text:p text:style-name="P56">In China, people burn joss paper to deceased relatives in Qingming festival and hungry ghost festival.</text:p>
      <text:p text:style-name="P57">Vatican, Vatican is small country, located within the city of Rome, Italy. Vatican, Vatican is small country, located within the city of Rome, Italy.</text:p>
      <text:p text:style-name="P58">Auxiliary service, auxiliary nurse, <text:span text:style-name="T22">auxiliary service, auxiliary nurse.</text:span></text:p>
      <text:p text:style-name="P59">Shocking dead confession, what’s your shocking dead confession?</text:p>
      <text:p text:style-name="P60">Fushan Menlou reservoir. Fushan Menlou Reservoir.</text:p>
      <text:p text:style-name="P61">Ultrasonic plastic-plastic welding machine. Ultrasonic plastic-plastic welding machine.</text:p>
      <text:p text:style-name="P62">Solenoid, solenoid valve, <text:span text:style-name="T23">what is a starter solenoid? How does a solenoid work? Magnetic field in solenoid.</text:span></text:p>
      <text:p text:style-name="P63">Single, double, triple, quadruple. <text:span text:style-name="T24">Single, double, triple, quadruple.</text:span></text:p>
      <text:p text:style-name="P64">Approximately equal symbol. Approximately equal symbol. <text:s/><text:span text:style-name="T25">You spend roughly one out three of your life asleep. <text:s/></text:span><text:span text:style-name="T26">Roughly speaking, it’s 7 million population in Yantai City.</text:span></text:p>
      <text:p text:style-name="P65">Birth defect, <text:span text:style-name="T27">how birth defect are detected, treated and prevented. </text:span><text:span text:style-name="T28">How birth defect are detected, treated and prevented.</text:span></text:p>
      <text:p text:style-name="P66">Encyclopedia, AI encyclopedia of Electric Circuit.</text:p>
      <text:p text:style-name="P67">You read my mind. You read my mind.</text:p>
      <text:p text:style-name="P68">After many years of infertility, you can still get pregnant naturally. Pregnant immediately after 1 treatment, infertility treatment pills, <text:span text:style-name="T29">no side effects, low cost and quick effect.</text:span></text:p>
      <text:p text:style-name="P69">How to reply messages? Received. Acknowledged. Received and noticed. <text:span text:style-name="T30">Confirmed. Copy that. Roger that. </text:span></text:p>
      <text:p text:style-name="P70">Mother is always fearless for protecting her children.</text:p>
      <text:p text:style-name="P71">My car has broken down. Why should you do if your car breaks down on highway?</text:p>
      <text:p text:style-name="P72">When you lose money, you lose nothing. When you lose your health, you lose something. But when you lose your character, you lose everything.</text:p>
      <text:p text:style-name="P73">Magnitude, 7.7 magnitude earthquake happened in Yunnan Province. </text:p>
      <text:p text:style-name="P74">It no longer functioned. It no longer works. It’s no longer <text:span text:style-name="T31">functional.</text:span></text:p>
      <text:p text:style-name="P75">Margin, 30% margin of safety strategy. <text:span text:style-name="T32">A margin of safety percent of 20% to 30% may be acceptable.</text:span></text:p>
      <text:p text:style-name="P76">How to write a dissertation? A doctoral thesis. How to write a dissertation? A doctoral thesis.</text:p>
      <text:p text:style-name="P77">Sense of belongings, how to create a sense of belongings in your team?</text:p>
      <text:p text:style-name="P78">Virtue, patience is a virtue. Patience is a virtue.</text:p>
      <text:p text:style-name="P79">Kilometer, meter, centimeter, millimeter, micrometer, nanometer.</text:p>
      <text:p text:style-name="P80"><text:soft-page-break/>Luxury, the real luxury is a day off work. <text:span text:style-name="T33">The real luxury is a day off work.</text:span></text:p>
      <text:p text:style-name="P81">Luxury, luxuries.</text:p>
      <text:p text:style-name="P82">Turning sorrow into joy. Turing sorrow into joy. He expressed sorrow to his friend’s death. <text:s/><text:span text:style-name="T34">He expressed sorrow to his friend’s death.</text:span></text:p>
      <text:p text:style-name="P83">Admonish, if you suspect dishonesty of your wife, first admonish her. His mother admonished him for eating too quickly.</text:p>
      <text:p text:style-name="P84">Poultry farming, poultry farming equipment, methods to improve efficiency in poultry farming.</text:p>
      <text:p text:style-name="P85">Bucket, armed with a bucket and a mop, I started washing the floor.</text:p>
      <text:p text:style-name="P86">Perfume, what perfume are you wearing? French Perfume. <text:s/>Perfume, what perfume are you wearing? French Perfume. </text:p>
      <text:p text:style-name="P87">Malware and spyware, Trojan Horse. <text:s/>Malware and spyware, Trojan Horse. </text:p>
      <text:p text:style-name="P87">Sir, can you help me to fix my blender? I have no money. No this is a business. I don’t give charity.</text:p>
      <text:p text:style-name="P88">Pioneer, pioneers of space exploring. Pioneers of space exploring.</text:p>
      <text:p text:style-name="P89">Tesla Autopilot versus Full self driving, what’s the difference?</text:p>
      <text:p text:style-name="P90">Tesla Autopilot Self-driving autonomous first test.</text:p>
      <text:p text:style-name="P91">Raincoat, plastic raincoat for Children. <text:s/><text:span text:style-name="T35">Plastic raincoat for children.</text:span></text:p>
      <text:p text:style-name="P92">I was inside for 9 months, how dare do you take me out without asking my permissions?</text:p>
      <text:p text:style-name="P93">New weather satellite delivered. <text:span text:style-name="T36">Communication satellites telling us where we are.</text:span></text:p>
      <text:p text:style-name="P93"/>
      <text:p text:style-name="P86"/>
      <text:p text:style-name="P94"/>
      <text:p text:style-name="P82"/>
      <text:p text:style-name="P95"/>
      <text:p text:style-name="P58"/>
      <text:p text:style-name="P58"/>
      <text:p text:style-name="P96"/>
      <text:p text:style-name="P53"/>
      <text:p text:style-name="P49"/>
      <text:p text:style-name="P41"/>
      <text:p text:style-name="P41"/>
      <text:p text:style-name="P39"/>
      <text:p text:style-name="P97"/>
      <text:p text:style-name="P32"/>
      <text:p text:style-name="P19"/>
      <text:p text:style-name="P16"/>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20:05:32.555804033</meta:creation-date>
    <dc:date>2025-06-04T21:11:54.988127580</dc:date>
    <meta:editing-duration>PT1H5M19S</meta:editing-duration>
    <meta:editing-cycles>136</meta:editing-cycles>
    <meta:generator>LibreOffice/24.8.7.2$Linux_X86_64 LibreOffice_project/480$Build-2</meta:generator>
    <meta:document-statistic meta:table-count="0" meta:image-count="0" meta:object-count="0" meta:page-count="3" meta:paragraph-count="95" meta:word-count="1289" meta:character-count="7920" meta:non-whitespace-character-count="6708"/>
  </office:meta>
</office:document-meta>
</file>